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0.425cm" fo:min-width="0.391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012cm" fo:min-width="0cm"/>
    </style:style>
    <style:style style:name="gr7" style:family="graphic" style:parent-style-name="objectwithoutfill">
      <style:graphic-properties draw:marker-end="Arrow" draw:marker-end-width="0.1cm" draw:fill="none" draw:textarea-vertical-align="middle"/>
    </style:style>
    <style:style style:name="gr8" style:family="graphic" style:parent-style-name="objectwithoutfill">
      <style:graphic-properties svg:stroke-width="0cm" draw:marker-start-width="0.215cm" draw:marker-end="Arrow" draw:marker-end-width="0.115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0.17cm" fo:min-width="1.22cm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17cm" fo:min-width="1.15cm"/>
    </style:style>
    <style:style style:name="gr12" style:family="graphic" style:parent-style-name="objectwithoutfill">
      <style:graphic-properties svg:stroke-width="0.05cm" svg:stroke-color="#729fcf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9cm" svg:height="0.962cm" svg:x="1.29cm" svg:y="2.05cm">
          <draw:text-box>
            <text:p>Stage 0 – Heritage CRADC/Exclusions in situ</text:p>
          </draw:text-box>
        </draw:frame>
        <draw:frame draw:style-name="gr1" draw:text-style-name="P1" draw:layer="layout" svg:width="7.68cm" svg:height="0.962cm" svg:x="1.37cm" svg:y="20.387cm">
          <draw:text-box>
            <text:p>Stage 4 – Parallelise</text:p>
          </draw:text-box>
        </draw:frame>
        <draw:frame draw:style-name="gr1" draw:text-style-name="P1" draw:layer="layout" svg:width="18.59cm" svg:height="0.962cm" svg:x="1.36cm" svg:y="15.708cm">
          <draw:text-box>
            <text:p>Stage 3 – Migrate to DIP</text:p>
          </draw:text-box>
        </draw:frame>
        <draw:frame draw:style-name="gr1" draw:text-style-name="P1" draw:layer="layout" svg:width="18.59cm" svg:height="0.962cm" svg:x="1.37cm" svg:y="11.12cm">
          <draw:text-box>
            <text:p>Stage 2 – Replace extracts with shims with test data</text:p>
          </draw:text-box>
        </draw:frame>
        <draw:frame draw:style-name="gr1" draw:text-style-name="P1" draw:layer="layout" svg:width="18.59cm" svg:height="0.962cm" svg:x="1.19cm" svg:y="6.7cm">
          <draw:text-box>
            <text:p>Stage 1 – Move extracts up front for easier testing </text:p>
          </draw:text-box>
        </draw:frame>
        <draw:frame draw:style-name="gr2" draw:text-style-name="P1" draw:layer="layout" svg:width="9.27cm" svg:height="2.384cm" svg:x="1.18cm" svg:y="25.356cm">
          <draw:text-box>
            <text:p>Stage 5 – Replace test data in shims with views/queries on <text:s/>DIP Raw</text:p>
          </draw:text-box>
        </draw:frame>
        <draw:g>
          <draw:custom-shape draw:style-name="gr3" draw:text-style-name="P2" draw:layer="layout" svg:width="0.94cm" svg:height="1.16cm" svg:x="7.76cm" svg:y="3.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text-style-name="P3" draw:layer="layout" svg:width="6.15cm" svg:height="0.645cm" svg:x="8.75cm" svg:y="3.845cm">
            <draw:text-box>
              <text:p><text:span text:style-name="T1">DSS, TDW, SUMMARY, 67AWCH,.. </text:span></text:p>
            </draw:text-box>
          </draw:frame>
        </draw:g>
        <draw:g>
          <draw:line draw:style-name="gr5" draw:text-style-name="P2" draw:layer="layout" svg:x1="2.42cm" svg:y1="5.67cm" svg:x2="14.69cm" svg:y2="5.66cm">
            <text:p/>
          </draw:line>
          <draw:custom-shape draw:style-name="gr6" draw:text-style-name="P4" draw:layer="layout" svg:width="0.3cm" svg:height="0.29cm" svg:x="2.23cm" svg:y="5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3.61cm" svg:y="5.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8.92cm" svg:y="5.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7.53cm" svg:y="5.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6.29cm" svg:y="5.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5.07cm" svg:y="5.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14.51cm" svg:y="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13.1cm" svg:y="5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10.4cm" svg:y="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11.73cm" svg:y="5.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" draw:layer="layout" svg:x1="3.68cm" svg:y1="9.04cm" svg:x2="3.69cm" svg:y2="9.66cm">
          <text:p/>
        </draw:line>
        <draw:line draw:style-name="gr7" draw:text-style-name="P2" draw:layer="layout" svg:x1="8.31cm" svg:y1="4.68cm" svg:x2="8.93cm" svg:y2="5.24cm">
          <text:p/>
        </draw:line>
        <draw:line draw:style-name="gr7" draw:text-style-name="P2" draw:layer="layout" svg:x1="8.26cm" svg:y1="4.7cm" svg:x2="7.56cm" svg:y2="5.33cm">
          <text:p/>
        </draw:line>
        <draw:line draw:style-name="gr7" draw:text-style-name="P2" draw:layer="layout" svg:x1="8.13cm" svg:y1="4.72cm" svg:x2="6.2cm" svg:y2="5.38cm">
          <text:p/>
        </draw:line>
        <draw:line draw:style-name="gr7" draw:text-style-name="P2" draw:layer="layout" svg:x1="7.77cm" svg:y1="4.75cm" svg:x2="5.11cm" svg:y2="5.4cm">
          <text:p/>
        </draw:line>
        <draw:line draw:style-name="gr7" draw:text-style-name="P2" draw:layer="layout" svg:x1="8.31cm" svg:y1="4.68cm" svg:x2="8.93cm" svg:y2="5.24cm">
          <text:p/>
        </draw:line>
        <draw:line draw:style-name="gr7" draw:text-style-name="P2" draw:layer="layout" svg:x1="8.54cm" svg:y1="4.67cm" svg:x2="11.48cm" svg:y2="5.48cm">
          <text:p/>
        </draw:line>
        <draw:line draw:style-name="gr7" draw:text-style-name="P2" draw:layer="layout" svg:x1="8.72cm" svg:y1="4.58cm" svg:x2="12.99cm" svg:y2="5.36cm">
          <text:p/>
        </draw:line>
        <draw:g>
          <draw:path draw:style-name="gr8" draw:text-style-name="P2" draw:layer="layout" svg:width="2.47cm" svg:height="0.743cm" draw:transform="rotate (-0.276983752291501) translate (4.00344848075199cm 5.34936662240815cm)" svg:viewBox="0 0 2471 744" svg:d="M0 744c2048 0 2471-744 2462-700l9-44">
            <text:p/>
          </draw:path>
          <draw:path draw:style-name="gr7" draw:text-style-name="P2" draw:layer="layout" svg:width="3.452cm" svg:height="1.361cm" draw:transform="rotate (-0.391477351222329) translate (5.80956969586162cm 4.69630046004852cm)" svg:viewBox="0 0 3453 1362" svg:d="M0 1362c1861 0 3430-1362 3453-1307l-23-55">
            <text:p/>
          </draw:path>
          <draw:path draw:style-name="gr7" draw:text-style-name="P2" draw:layer="layout" svg:width="1.285cm" svg:height="0.565cm" draw:transform="rotate (-0.454658270144523) translate (8.01834468381037cm 5.49694369104236cm)" svg:viewBox="0 0 1286 566" svg:d="M0 566c1503 0 1271-566 1275-557l-4-9">
            <text:p/>
          </draw:path>
          <draw:path draw:style-name="gr7" draw:text-style-name="P2" draw:layer="layout" svg:width="3.816cm" svg:height="1.092cm" draw:transform="rotate (-0.28658306317747) translate (9.57909196963642cm 4.99614743795822cm)" svg:viewBox="0 0 3817 1093" svg:d="M0 1093c2158 0 3797-1087 3721-1065-77 23 96-28 86-25l10-3">
            <text:p/>
          </draw:path>
          <draw:path draw:style-name="gr7" draw:text-style-name="P2" draw:layer="layout" svg:width="1.135cm" svg:height="0.178cm" draw:transform="rotate (-0.139102741383949) translate (10.6548551617818cm 5.84747192181039cm)" svg:viewBox="0 0 1136 179" svg:d="M0 179c1010 0 1136-179 1136-179">
            <text:p/>
          </draw:path>
          <draw:path draw:style-name="gr7" draw:text-style-name="P2" draw:layer="layout" svg:width="5.834cm" svg:height="1.697cm" draw:transform="rotate (-0.330914426178126) translate (4.37166944356258cm 4.4791946574607cm)" svg:viewBox="0 0 5835 1698" svg:d="M0 1698c1724 0 5835-1698 5835-1698">
            <text:p/>
          </draw:path>
        </draw:g>
        <draw:g>
          <draw:line draw:style-name="gr5" draw:text-style-name="P2" draw:layer="layout" svg:x1="2.34cm" svg:y1="9.91cm" svg:x2="14.61cm" svg:y2="9.9cm">
            <text:p/>
          </draw:line>
          <draw:custom-shape draw:style-name="gr6" draw:text-style-name="P4" draw:layer="layout" svg:width="0.3cm" svg:height="0.29cm" svg:x="2.15cm" svg:y="9.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3.53cm" svg:y="9.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8.84cm" svg:y="9.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7.45cm" svg:y="9.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6.21cm" svg:y="9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4.99cm" svg:y="9.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14.43cm" svg:y="9.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13.02cm" svg:y="9.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10.32cm" svg:y="9.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3cm" svg:height="0.29cm" svg:x="11.65cm" svg:y="9.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" draw:layer="layout" svg:x1="7.621cm" svg:y1="4.659cm" svg:x2="3.851cm" svg:y2="5.449cm">
          <text:p/>
        </draw:line>
        <draw:g>
          <draw:line draw:style-name="gr7" draw:text-style-name="P2" draw:layer="layout" svg:x1="3.683cm" svg:y1="9.04cm" svg:x2="3.693cm" svg:y2="9.66cm">
            <text:p/>
          </draw:line>
          <draw:line draw:style-name="gr7" draw:text-style-name="P2" draw:layer="layout" svg:x1="3.99cm" svg:y1="8.97cm" svg:x2="3.98cm" svg:y2="9.38cm">
            <text:p/>
          </draw:line>
          <draw:line draw:style-name="gr7" draw:text-style-name="P2" draw:layer="layout" svg:x1="3.46cm" svg:y1="8.97cm" svg:x2="3.48cm" svg:y2="9.35cm">
            <text:p/>
          </draw:line>
        </draw:g>
        <draw:g>
          <draw:custom-shape draw:style-name="gr3" draw:text-style-name="P2" draw:layer="layout" svg:width="0.94cm" svg:height="1.16cm" svg:x="3.22cm" svg:y="7.7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text-style-name="P3" draw:layer="layout" svg:width="6.15cm" svg:height="0.645cm" svg:x="4.21cm" svg:y="8.105cm">
            <draw:text-box>
              <text:p><text:span text:style-name="T1">DSS, TDW, SUMMARY, 67AWCH,.. </text:span></text:p>
            </draw:text-box>
          </draw:frame>
        </draw:g>
        <draw:g>
          <draw:path draw:style-name="gr7" draw:text-style-name="P2" draw:layer="layout" svg:width="1.191cm" svg:height="0.382cm" draw:transform="rotate (-0.254643537865973) translate (3.75638172275494cm 9.82971994249216cm)" svg:viewBox="0 0 1192 383" svg:d="M0 383c754 0 1192-383 1192-383 0 0-19 5-10 3l-9 2">
            <text:p/>
          </draw:path>
          <draw:path draw:style-name="gr7" draw:text-style-name="P2" draw:layer="layout" svg:width="2.457cm" svg:height="0.532cm" draw:transform="rotate (-0.204378055408537) translate (3.77811825897879cm 9.69837516410781cm)" svg:viewBox="0 0 2458 533" svg:d="M0 533c1675 0 2422-533 2458-510l-36-23">
            <text:p/>
          </draw:path>
          <draw:path draw:style-name="gr7" draw:text-style-name="P2" draw:layer="layout" svg:width="3.781cm" svg:height="0.536cm" draw:transform="rotate (-0.127932634171185) translate (3.72850773865953cm 9.73742611235094cm)" svg:viewBox="0 0 3782 537" svg:d="M0 537c2117 0 3782-537 3772-536l10-1">
            <text:p/>
          </draw:path>
          <draw:path draw:style-name="gr7" draw:text-style-name="P2" draw:layer="layout" svg:width="5.229cm" svg:height="0.729cm" draw:transform="rotate (-0.127409035395586) translate (3.75280987067489cm 9.54550561912373cm)" svg:viewBox="0 0 5230 730" svg:d="M0 730c4406 1 5222-709 5230-730l-8 21">
            <text:p/>
          </draw:path>
          <draw:path draw:style-name="gr7" draw:text-style-name="P2" draw:layer="layout" svg:width="7.852cm" svg:height="0.874cm" draw:transform="rotate (-0.0982620368872811) translate (3.76579577258498cm 9.44967952065799cm)" svg:viewBox="0 0 7853 875" svg:d="M0 875c6009 0 7853-865 7853-865l-1-10">
            <text:p/>
          </draw:path>
          <draw:path draw:style-name="gr7" draw:text-style-name="P2" draw:layer="layout" svg:width="9.24cm" svg:height="0.95cm" draw:transform="rotate (-0.0993092344384776) translate (3.7842799147712cm 9.38376603052984cm)" svg:viewBox="0 0 9241 951" svg:d="M0 951c8472 0 9241-951 9241-951">
            <text:p/>
          </draw:path>
        </draw:g>
        <draw:g>
          <draw:g>
            <draw:line draw:style-name="gr5" draw:text-style-name="P2" draw:layer="layout" svg:x1="2.29cm" svg:y1="14.32cm" svg:x2="14.56cm" svg:y2="14.31cm">
              <text:p/>
            </draw:line>
            <draw:custom-shape draw:style-name="gr6" draw:text-style-name="P4" draw:layer="layout" svg:width="0.3cm" svg:height="0.29cm" svg:x="2.1cm" svg:y="14.1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3.48cm" svg:y="14.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8.79cm" svg:y="14.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7.4cm" svg:y="14.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6.16cm" svg:y="14.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4.94cm" svg:y="14.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14.38cm" svg:y="14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12.97cm" svg:y="14.1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10.27cm" svg:y="14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11.6cm" svg:y="14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path draw:style-name="gr7" draw:text-style-name="P2" draw:layer="layout" svg:width="1.191cm" svg:height="0.382cm" draw:transform="rotate (-0.254643537865973) translate (3.76638172275494cm 14.2397199424922cm)" svg:viewBox="0 0 1192 383" svg:d="M0 383c754 0 1192-383 1192-383 0 0-19 5-10 3l-9 2">
              <text:p/>
            </draw:path>
            <draw:path draw:style-name="gr7" draw:text-style-name="P2" draw:layer="layout" svg:width="2.457cm" svg:height="0.532cm" draw:transform="rotate (-0.204378055408537) translate (3.78811825897879cm 14.1083751641078cm)" svg:viewBox="0 0 2458 533" svg:d="M0 533c1675 0 2422-533 2458-510l-36-23">
              <text:p/>
            </draw:path>
            <draw:path draw:style-name="gr7" draw:text-style-name="P2" draw:layer="layout" svg:width="3.781cm" svg:height="0.536cm" draw:transform="rotate (-0.127932634171185) translate (3.73850773865954cm 14.1474261123509cm)" svg:viewBox="0 0 3782 537" svg:d="M0 537c2117 0 3782-537 3772-536l10-1">
              <text:p/>
            </draw:path>
            <draw:path draw:style-name="gr7" draw:text-style-name="P2" draw:layer="layout" svg:width="5.229cm" svg:height="0.729cm" draw:transform="rotate (-0.127409035395586) translate (3.76280987067489cm 13.9555056191237cm)" svg:viewBox="0 0 5230 730" svg:d="M0 730c4406 1 5222-709 5230-730l-8 21">
              <text:p/>
            </draw:path>
            <draw:path draw:style-name="gr7" draw:text-style-name="P2" draw:layer="layout" svg:width="7.852cm" svg:height="0.874cm" draw:transform="rotate (-0.0982620368872811) translate (3.77579577258498cm 13.859679520658cm)" svg:viewBox="0 0 7853 875" svg:d="M0 875c6009 0 7853-865 7853-865l-1-10">
              <text:p/>
            </draw:path>
            <draw:path draw:style-name="gr7" draw:text-style-name="P2" draw:layer="layout" svg:width="9.24cm" svg:height="0.95cm" draw:transform="rotate (-0.0993092344384776) translate (3.7942799147712cm 13.7937660305298cm)" svg:viewBox="0 0 9241 951" svg:d="M0 951c8472 0 9241-951 9241-951">
              <text:p/>
            </draw:path>
          </draw:g>
          <draw:g>
            <draw:line draw:style-name="gr7" draw:text-style-name="P2" draw:layer="layout" svg:x1="3.603cm" svg:y1="13.42cm" svg:x2="3.613cm" svg:y2="14.04cm">
              <text:p/>
            </draw:line>
            <draw:line draw:style-name="gr7" draw:text-style-name="P2" draw:layer="layout" svg:x1="3.91cm" svg:y1="13.35cm" svg:x2="3.9cm" svg:y2="13.76cm">
              <text:p/>
            </draw:line>
            <draw:line draw:style-name="gr7" draw:text-style-name="P2" draw:layer="layout" svg:x1="3.38cm" svg:y1="13.35cm" svg:x2="3.4cm" svg:y2="13.73cm">
              <text:p/>
            </draw:line>
          </draw:g>
          <draw:g>
            <draw:custom-shape draw:style-name="gr9" draw:text-style-name="P2" draw:layer="layout" svg:width="1.82cm" svg:height="0.52cm" svg:x="2.73cm" svg:y="12.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5" draw:layer="layout" svg:width="0.17cm" svg:height="0.17cm" svg:x="2.91cm" svg:y="12.8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11cm" svg:height="0.11cm" svg:x="3.24cm" svg:y="12.8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24cm" svg:height="0.24cm" svg:x="3.5cm" svg:y="12.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1cm" svg:height="0.1cm" svg:x="3.93cm" svg:y="12.8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14cm" svg:height="0.14cm" svg:x="4.21cm" svg:y="12.9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line draw:style-name="gr5" draw:text-style-name="P2" draw:layer="layout" svg:x1="2.34cm" svg:y1="18.7cm" svg:x2="14.61cm" svg:y2="18.69cm">
              <text:p/>
            </draw:line>
            <draw:custom-shape draw:style-name="gr6" draw:text-style-name="P4" draw:layer="layout" svg:width="0.3cm" svg:height="0.29cm" svg:x="2.15cm" svg:y="18.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3.53cm" svg:y="18.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8.84cm" svg:y="18.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7.45cm" svg:y="18.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6.21cm" svg:y="18.5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4.99cm" svg:y="18.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14.43cm" svg:y="18.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13.02cm" svg:y="18.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10.32cm" svg:y="18.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cm" svg:height="0.29cm" svg:x="11.65cm" svg:y="18.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path draw:style-name="gr7" draw:text-style-name="P2" draw:layer="layout" svg:width="1.191cm" svg:height="0.382cm" draw:transform="rotate (-0.254643537865973) translate (3.81638172275494cm 18.6197199424922cm)" svg:viewBox="0 0 1192 383" svg:d="M0 383c754 0 1192-383 1192-383 0 0-19 5-10 3l-9 2">
              <text:p/>
            </draw:path>
            <draw:path draw:style-name="gr7" draw:text-style-name="P2" draw:layer="layout" svg:width="2.457cm" svg:height="0.532cm" draw:transform="rotate (-0.204378055408537) translate (3.83811825897879cm 18.4883751641078cm)" svg:viewBox="0 0 2458 533" svg:d="M0 533c1675 0 2422-533 2458-510l-36-23">
              <text:p/>
            </draw:path>
            <draw:path draw:style-name="gr7" draw:text-style-name="P2" draw:layer="layout" svg:width="3.781cm" svg:height="0.536cm" draw:transform="rotate (-0.127932634171185) translate (3.78850773865953cm 18.5274261123509cm)" svg:viewBox="0 0 3782 537" svg:d="M0 537c2117 0 3782-537 3772-536l10-1">
              <text:p/>
            </draw:path>
            <draw:path draw:style-name="gr7" draw:text-style-name="P2" draw:layer="layout" svg:width="5.229cm" svg:height="0.729cm" draw:transform="rotate (-0.127409035395586) translate (3.81280987067489cm 18.3355056191237cm)" svg:viewBox="0 0 5230 730" svg:d="M0 730c4406 1 5222-709 5230-730l-8 21">
              <text:p/>
            </draw:path>
            <draw:path draw:style-name="gr7" draw:text-style-name="P2" draw:layer="layout" svg:width="7.852cm" svg:height="0.874cm" draw:transform="rotate (-0.0982620368872811) translate (3.82579577258498cm 18.239679520658cm)" svg:viewBox="0 0 7853 875" svg:d="M0 875c6009 0 7853-865 7853-865l-1-10">
              <text:p/>
            </draw:path>
            <draw:path draw:style-name="gr7" draw:text-style-name="P2" draw:layer="layout" svg:width="9.24cm" svg:height="0.95cm" draw:transform="rotate (-0.0993092344384776) translate (3.8442799147712cm 18.1737660305298cm)" svg:viewBox="0 0 9241 951" svg:d="M0 951c8472 0 9241-951 9241-951">
              <text:p/>
            </draw:path>
          </draw:g>
          <draw:g>
            <draw:line draw:style-name="gr7" draw:text-style-name="P2" draw:layer="layout" svg:x1="3.653cm" svg:y1="17.8cm" svg:x2="3.663cm" svg:y2="18.42cm">
              <text:p/>
            </draw:line>
            <draw:line draw:style-name="gr7" draw:text-style-name="P2" draw:layer="layout" svg:x1="3.96cm" svg:y1="17.73cm" svg:x2="3.95cm" svg:y2="18.14cm">
              <text:p/>
            </draw:line>
            <draw:line draw:style-name="gr7" draw:text-style-name="P2" draw:layer="layout" svg:x1="3.43cm" svg:y1="17.73cm" svg:x2="3.45cm" svg:y2="18.11cm">
              <text:p/>
            </draw:line>
          </draw:g>
          <draw:g>
            <draw:custom-shape draw:style-name="gr9" draw:text-style-name="P2" draw:layer="layout" svg:width="1.82cm" svg:height="0.52cm" svg:x="2.78cm" svg:y="17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5" draw:layer="layout" svg:width="0.17cm" svg:height="0.17cm" svg:x="2.96cm" svg:y="17.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11cm" svg:height="0.11cm" svg:x="3.29cm" svg:y="17.2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24cm" svg:height="0.24cm" svg:x="3.55cm" svg:y="17.2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1cm" svg:height="0.1cm" svg:x="3.98cm" svg:y="17.2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0.14cm" svg:height="0.14cm" svg:x="4.26cm" svg:y="17.3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line draw:style-name="gr5" draw:text-style-name="P2" draw:layer="layout" svg:x1="7.24cm" svg:y1="22.29cm" svg:x2="10.05cm" svg:y2="22.27cm">
                <text:p/>
              </draw:line>
              <draw:custom-shape draw:style-name="gr6" draw:text-style-name="P4" draw:layer="layout" svg:width="0.3cm" svg:height="0.29cm" svg:x="7.05cm" svg:y="22.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4" draw:layer="layout" svg:width="0.3cm" svg:height="0.29cm" svg:x="8.43cm" svg:y="22.1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4" draw:layer="layout" svg:width="0.3cm" svg:height="0.29cm" svg:x="9.89cm" svg:y="22.1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line draw:style-name="gr5" draw:text-style-name="P2" draw:layer="layout" svg:x1="7.2cm" svg:y1="24.14cm" svg:x2="10.01cm" svg:y2="24.12cm">
                <text:p/>
              </draw:line>
              <draw:custom-shape draw:style-name="gr6" draw:text-style-name="P4" draw:layer="layout" svg:width="0.3cm" svg:height="0.29cm" svg:x="7.01cm" svg:y="24.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4" draw:layer="layout" svg:width="0.3cm" svg:height="0.29cm" svg:x="9.85cm" svg:y="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>
            <draw:g>
              <draw:line draw:style-name="gr7" draw:text-style-name="P2" draw:layer="layout" svg:x1="5.673cm" svg:y1="22.33cm" svg:x2="5.683cm" svg:y2="22.95cm">
                <text:p/>
              </draw:line>
              <draw:line draw:style-name="gr7" draw:text-style-name="P2" draw:layer="layout" svg:x1="5.98cm" svg:y1="22.26cm" svg:x2="5.97cm" svg:y2="22.67cm">
                <text:p/>
              </draw:line>
              <draw:line draw:style-name="gr7" draw:text-style-name="P2" draw:layer="layout" svg:x1="5.45cm" svg:y1="22.26cm" svg:x2="5.47cm" svg:y2="22.64cm">
                <text:p/>
              </draw:line>
            </draw:g>
            <draw:g>
              <draw:custom-shape draw:style-name="gr9" draw:text-style-name="P2" draw:layer="layout" svg:width="1.82cm" svg:height="0.52cm" svg:x="4.8cm" svg:y="21.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5" draw:layer="layout" svg:width="0.17cm" svg:height="0.17cm" svg:x="4.98cm" svg:y="21.7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11cm" svg:height="0.11cm" svg:x="5.31cm" svg:y="21.7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24cm" svg:height="0.24cm" svg:x="5.57cm" svg:y="21.7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1cm" svg:height="0.1cm" svg:x="6cm" svg:y="21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14cm" svg:height="0.14cm" svg:x="6.28cm" svg:y="21.8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line draw:style-name="gr5" draw:text-style-name="P2" draw:layer="layout" svg:x1="4.37cm" svg:y1="23.246cm" svg:x2="11cm" svg:y2="23.242cm">
                  <text:p/>
                </draw:line>
                <draw:custom-shape draw:style-name="gr6" draw:text-style-name="P4" draw:layer="layout" svg:width="0.3cm" svg:height="0.29cm" svg:x="4.18cm" svg:y="23.11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3cm" svg:height="0.29cm" svg:x="5.56cm" svg:y="23.10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3cm" svg:height="0.29cm" svg:x="10.87cm" svg:y="23.09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3cm" svg:height="0.29cm" svg:x="8.24cm" svg:y="23.13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3cm" svg:height="0.29cm" svg:x="7.02cm" svg:y="23.10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line draw:style-name="gr5" draw:text-style-name="P2" draw:layer="layout" svg:x1="5.75cm" svg:y1="23.236cm" svg:x2="7.19cm" svg:y2="22.316cm">
                  <text:p/>
                </draw:line>
                <draw:line draw:style-name="gr5" draw:text-style-name="P2" draw:layer="layout" svg:x1="5.78cm" svg:y1="23.316cm" svg:x2="7.16cm" svg:y2="24.146cm">
                  <text:p/>
                </draw:line>
                <draw:line draw:style-name="gr5" draw:text-style-name="P2" draw:layer="layout" svg:x1="10.02cm" svg:y1="22.276cm" svg:x2="11.06cm" svg:y2="23.296cm">
                  <text:p/>
                </draw:line>
                <draw:line draw:style-name="gr5" draw:text-style-name="P2" draw:layer="layout" svg:x1="10.01cm" svg:y1="24.136cm" svg:x2="11cm" svg:y2="23.276cm">
                  <text:p/>
                </draw:line>
              </draw:g>
            </draw:g>
          </draw:g>
        </draw:g>
        <draw:g>
          <draw:g>
            <draw:g>
              <draw:g>
                <draw:line draw:style-name="gr5" draw:text-style-name="P2" draw:layer="layout" svg:x1="15.49cm" svg:y1="26.27cm" svg:x2="18.3cm" svg:y2="26.25cm">
                  <text:p/>
                </draw:line>
                <draw:custom-shape draw:style-name="gr6" draw:text-style-name="P4" draw:layer="layout" svg:width="0.3cm" svg:height="0.29cm" svg:x="15.3cm" svg:y="26.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3cm" svg:height="0.29cm" svg:x="16.68cm" svg:y="26.1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3cm" svg:height="0.29cm" svg:x="18.14cm" svg:y="26.1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line draw:style-name="gr5" draw:text-style-name="P2" draw:layer="layout" svg:x1="15.45cm" svg:y1="28.12cm" svg:x2="18.26cm" svg:y2="28.1cm">
                  <text:p/>
                </draw:line>
                <draw:custom-shape draw:style-name="gr6" draw:text-style-name="P4" draw:layer="layout" svg:width="0.3cm" svg:height="0.29cm" svg:x="15.26cm" svg:y="27.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3cm" svg:height="0.29cm" svg:x="18.1cm" svg:y="27.98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g>
                <draw:line draw:style-name="gr7" draw:text-style-name="P2" draw:layer="layout" svg:x1="13.923cm" svg:y1="26.31cm" svg:x2="13.933cm" svg:y2="26.93cm">
                  <text:p/>
                </draw:line>
                <draw:line draw:style-name="gr7" draw:text-style-name="P2" draw:layer="layout" svg:x1="14.23cm" svg:y1="26.24cm" svg:x2="14.22cm" svg:y2="26.65cm">
                  <text:p/>
                </draw:line>
                <draw:line draw:style-name="gr7" draw:text-style-name="P2" draw:layer="layout" svg:x1="13.7cm" svg:y1="26.24cm" svg:x2="13.72cm" svg:y2="26.62cm">
                  <text:p/>
                </draw:line>
              </draw:g>
              <draw:g>
                <draw:custom-shape draw:style-name="gr9" draw:text-style-name="P2" draw:layer="layout" svg:width="1.82cm" svg:height="0.52cm" svg:x="13.05cm" svg:y="25.6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5" draw:layer="layout" svg:width="0.17cm" svg:height="0.17cm" svg:x="13.23cm" svg:y="25.7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5" draw:layer="layout" svg:width="0.11cm" svg:height="0.11cm" svg:x="13.56cm" svg:y="25.7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5" draw:layer="layout" svg:width="0.24cm" svg:height="0.24cm" svg:x="13.82cm" svg:y="25.7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5" draw:layer="layout" svg:width="0.1cm" svg:height="0.1cm" svg:x="14.25cm" svg:y="25.7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5" draw:layer="layout" svg:width="0.14cm" svg:height="0.14cm" svg:x="14.53cm" svg:y="25.8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line draw:style-name="gr5" draw:text-style-name="P2" draw:layer="layout" svg:x1="12.62cm" svg:y1="27.226cm" svg:x2="19.25cm" svg:y2="27.222cm">
                    <text:p/>
                  </draw:line>
                  <draw:custom-shape draw:style-name="gr6" draw:text-style-name="P4" draw:layer="layout" svg:width="0.3cm" svg:height="0.29cm" svg:x="12.43cm" svg:y="27.096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6" draw:text-style-name="P4" draw:layer="layout" svg:width="0.3cm" svg:height="0.29cm" svg:x="13.81cm" svg:y="27.086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6" draw:text-style-name="P4" draw:layer="layout" svg:width="0.3cm" svg:height="0.29cm" svg:x="19.12cm" svg:y="27.076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6" draw:text-style-name="P4" draw:layer="layout" svg:width="0.3cm" svg:height="0.29cm" svg:x="16.49cm" svg:y="27.116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6" draw:text-style-name="P4" draw:layer="layout" svg:width="0.3cm" svg:height="0.29cm" svg:x="15.27cm" svg:y="27.086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  <draw:g>
                  <draw:line draw:style-name="gr5" draw:text-style-name="P2" draw:layer="layout" svg:x1="14cm" svg:y1="27.216cm" svg:x2="15.44cm" svg:y2="26.296cm">
                    <text:p/>
                  </draw:line>
                  <draw:line draw:style-name="gr5" draw:text-style-name="P2" draw:layer="layout" svg:x1="14.03cm" svg:y1="27.296cm" svg:x2="15.41cm" svg:y2="28.126cm">
                    <text:p/>
                  </draw:line>
                  <draw:line draw:style-name="gr5" draw:text-style-name="P2" draw:layer="layout" svg:x1="18.27cm" svg:y1="26.256cm" svg:x2="19.31cm" svg:y2="27.276cm">
                    <text:p/>
                  </draw:line>
                  <draw:line draw:style-name="gr5" draw:text-style-name="P2" draw:layer="layout" svg:x1="18.26cm" svg:y1="28.116cm" svg:x2="19.25cm" svg:y2="27.256cm">
                    <text:p/>
                  </draw:line>
                </draw:g>
              </draw:g>
            </draw:g>
          </draw:g>
          <draw:custom-shape draw:style-name="gr11" draw:text-style-name="P6" draw:layer="layout" svg:width="1.65cm" svg:height="0.42cm" svg:x="13.12cm" svg:y="25.6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line draw:style-name="gr12" draw:text-style-name="P2" draw:layer="layout" svg:x1="12.33cm" svg:y1="24.092cm" svg:x2="15.44cm" svg:y2="24.092cm">
              <text:p/>
            </draw:line>
            <draw:frame draw:style-name="gr1" draw:text-style-name="P1" draw:layer="layout" svg:width="3.43cm" svg:height="0.962cm" svg:x="12.41cm" svg:y="24.03cm">
              <draw:text-box>
                <text:p>DIP Raw</text:p>
              </draw:text-box>
            </draw:frame>
            <draw:line draw:style-name="gr12" draw:text-style-name="P2" draw:layer="layout" svg:x1="12.35cm" svg:y1="24.942cm" svg:x2="15.46cm" svg:y2="24.942cm">
              <text:p/>
            </draw:line>
          </draw:g>
          <draw:g>
            <draw:line draw:style-name="gr7" draw:text-style-name="P2" draw:layer="layout" svg:x1="13.22cm" svg:y1="25.122cm" svg:x2="13.22cm" svg:y2="25.512cm">
              <text:p/>
            </draw:line>
            <draw:line draw:style-name="gr7" draw:text-style-name="P2" draw:layer="layout" svg:x1="13.71cm" svg:y1="25.122cm" svg:x2="13.71cm" svg:y2="25.512cm">
              <text:p/>
            </draw:line>
            <draw:line draw:style-name="gr7" draw:text-style-name="P2" draw:layer="layout" svg:x1="14.22cm" svg:y1="25.102cm" svg:x2="14.22cm" svg:y2="25.492cm">
              <text:p/>
            </draw:line>
            <draw:line draw:style-name="gr7" draw:text-style-name="P2" draw:layer="layout" svg:x1="14.71cm" svg:y1="25.132cm" svg:x2="14.71cm" svg:y2="25.52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6:54:08.508608811</meta:creation-date>
    <dc:date>2019-07-11T04:24:53.647942868</dc:date>
    <meta:editing-duration>PT1H4M9S</meta:editing-duration>
    <meta:editing-cycles>11</meta:editing-cycles>
    <meta:generator>LibreOffice/5.1.6.2$Linux_X86_64 LibreOffice_project/10m0$Build-2</meta:generator>
    <meta:document-statistic meta:object-count="209"/>
  </office:meta>
</office:document-meta>
</file>